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lear Sans" svg:font-family="'Clear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style:font-name="Times New Roman1" officeooo:rsid="0019470a" officeooo:paragraph-rsid="0019470a"/>
    </style:style>
    <style:style style:name="P2"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style:font-name="Times New Roman1" officeooo:rsid="0019470a" officeooo:paragraph-rsid="0019470a"/>
    </style:style>
    <style:style style:name="P3"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style:font-name="Times New Roman1" fo:font-style="italic" officeooo:rsid="0019470a" officeooo:paragraph-rsid="0019470a"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ngs Above - Colossians 3:1-4</text:p>
      <text:p text:style-name="P3">If then you have been raised with Christ, seek the things that are above, where Christ is, seated at the right hand of God. Set your minds on things that are above, not on things that are on earth. For you have died, and your life is hidden with Christ in God. When Christ who is your life appears, then you also will appear with him in glory.</text:p>
      <text:p text:style-name="P2">The Word of God gives us many instructions on how to conduct ourselves in day to day life. For instance we are told to renew our minds daily in Romans 12. We are told in Matthew 7 to “Do unto others as you would have them do unto you, For this is the Law and the Prophets”. We are also told in Matthew 28 to go make disciples of all nations. The list goes on and on. These are not simple try to do these they are commands given by God to us His people.</text:p>
      <text:p text:style-name="P2">Colossians 3 is no different. We are told here to set our minds on things above not on things below. Our focus should soley be on Christ at all times. The realization is that as fallen humans that is near impossible without Christ. That is why we are told in 1 Corinthians that the natural man cannont accept the things of God. We as Christians, however are new creatures in Christ. We are now able to give fully to Christ.</text:p>
      <text:p text:style-name="P2">In this new life with Christ we see glory from above not below on this earth. The things of this earth, and even the people of this earth will all pass away but Christ remains forever. Our minds should not constantly be set on things of this world, glories of this world, and the people of this world. Our minds and hearts, as we are told, have to be set on Christ and His kingdom. </text:p>
      <text:p text:style-name="P2">Matthew Henry stated “Upon the wings of affection the heart soars upwards, and is carried forth towards spiritual and divine objects. We must acquaint ourselves with them, esteem them above all other things, and lay out ourselves in preparation for the enjoyment of them.” We are to revel in the fact that Jesus Christ has saved us and revel in the glories and affection He has for us His people. He loves us so much that we are going to be raised just like He was in glory. </text:p>
      <text:p text:style-name="P2">Thank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lear Sans" svg:font-family="'Clear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Clear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Clear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8:46:48.651085095</meta:creation-date>
    <dc:date>2022-11-05T19:09:11.114839882</dc:date>
    <dc:creator>Chris Lorenzo</dc:creator>
    <meta:editing-duration>PT17M17S</meta:editing-duration>
    <meta:editing-cycles>1</meta:editing-cycles>
    <meta:document-statistic meta:table-count="0" meta:image-count="0" meta:object-count="0" meta:page-count="1" meta:paragraph-count="7" meta:word-count="413" meta:character-count="2115" meta:non-whitespace-character-count="1707"/>
    <meta:generator>LibreOffice/7.4.2.3$Linux_X86_64 LibreOffice_project/40$Build-3</meta:generator>
  </office:meta>
</office:document-meta>
</file>